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style:text-underline-style="solid" style:text-underline-width="auto" style:text-underline-color="font-color"/>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24pt" fo:font-weight="bold"/>
    </style:style>
    <style:style style:name="T6" style:family="text">
      <style:text-properties style:font-name="Verdana1" fo:font-size="14pt"/>
    </style:style>
    <style:style style:name="T7" style:family="text">
      <style:text-properties style:font-name="Verdana1" fo:font-size="14pt" style:text-underline-style="solid" style:text-underline-width="auto" style:text-underline-color="font-color"/>
    </style:style>
    <style:style style:name="T8" style:family="text">
      <style:text-properties style:font-name="Verdana1" fo:font-size="14pt" style:text-underline-style="solid" style:text-underline-width="auto" style:text-underline-color="font-color" fo:font-weight="bold"/>
    </style:style>
    <style:style style:name="T9" style:family="text">
      <style:text-properties style:font-name="Verdana1" fo:font-size="14pt" fo:font-weight="bold"/>
    </style:style>
    <style:style style:name="T10" style:family="text">
      <style:text-properties fo:font-weight="bold"/>
    </style:style>
    <style:style style:name="T1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Yummy Mashed Potatoes<text:line-break/></text:span>Makes 12 servings</text:p>
      <text:p text:style-name="P1"><text:line-break/>5 lb. potatoes, peeled and quartered <text:line-break/>8 oz. cream cheese <text:line-break/>1 C. sour cream<text:line-break/>2 tsp. salt<text:line-break/>1/2 tsp. pepper<text:line-break/>1 egg <text:line-break/>1 Tbs. butter <text:line-break/><text:line-break/>Cook and mash potatoes. Add cream cheese, sour cream, salt, pepper and egg, blend well. Place them in a crock pot to keep warm. They can be made early in the day and kept on warm until dinner. <text:line-break/><text:line-break/>This recipe can also be frozen. After you make them, cool slightly and put meal size portions in zip lock bags. Put in refrigerator to cool completely and then label and freeze. <text:line-break/><text:line-break/>When you want to serve them take out of the freezer and defrost them (you can bring them out the night before or microwave them to defrost them) Place in crockpot and put a bit of butter on the top. Let them cook on low heat for 3 hours or so (time will depend on how full the crock pot is), stir once or tw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5:53.9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2" meta:word-count="166" meta:character-count="850"/>
  </office:meta>
</office:document-meta>
</file>